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ro1" style:family="table-row">
      <style:table-row-properties style:row-height="15.9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He-Ne Laser</text:p>
          </table:table-cell>
          <table:table-cell table:number-columns-repeated="5"/>
          <table:table-cell office:value-type="string" calcext:value-type="string">
            <text:p>Sodium Lamp</text:p>
          </table:table-cell>
          <table:table-cell table:number-columns-repeated="7"/>
          <table:table-cell office:value-type="string" calcext:value-type="string">
            <text:p>Vacuum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istance (d)</text:p>
          </table:table-cell>
          <table:table-cell office:value-type="string" calcext:value-type="string">
            <text:p>fringes (n)</text:p>
          </table:table-cell>
          <table:table-cell office:value-type="string" calcext:value-type="string">
            <text:p>wavelength (λ)</text:p>
          </table:table-cell>
          <table:table-cell office:value-type="string" calcext:value-type="string">
            <text:p>λ (Å)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distance (i)</text:p>
          </table:table-cell>
          <table:table-cell office:value-type="string" calcext:value-type="string">
            <text:p>distance (f)</text:p>
          </table:table-cell>
          <table:table-cell office:value-type="string" calcext:value-type="string">
            <text:p>Δ distance</text:p>
          </table:table-cell>
          <table:table-cell office:value-type="string" calcext:value-type="string">
            <text:p>λ (laser) average</text:p>
          </table:table-cell>
          <table:table-cell office:value-type="string" calcext:value-type="string">
            <text:p>Δλ </text:p>
          </table:table-cell>
          <table:table-cell office:value-type="string" calcext:value-type="string">
            <text:p>λ (Å)</text:p>
          </table:table-cell>
          <table:table-cell table:number-columns-repeated="2"/>
          <table:table-cell office:value-type="string" calcext:value-type="string">
            <text:p>P (room) (in)</text:p>
          </table:table-cell>
          <table:table-cell office:value-type="string" calcext:value-type="string">
            <text:p>P (f) (in)</text:p>
          </table:table-cell>
          <table:table-cell office:value-type="string" calcext:value-type="string">
            <text:p>ΔP</text:p>
          </table:table-cell>
          <table:table-cell office:value-type="string" calcext:value-type="string">
            <text:p>fringes (m)</text:p>
          </table:table-cell>
          <table:table-cell office:value-type="string" calcext:value-type="string">
            <text:p>L (cm)</text:p>
          </table:table-cell>
          <table:table-cell table:style-name="ce1" office:value-type="string" calcext:value-type="string">
            <text:p>λ (cm)</text:p>
          </table:table-cell>
          <table:table-cell office:value-type="string" calcext:value-type="string">
            <text:p>n air</text:p>
          </table:table-cell>
          <table:table-cell office:value-type="string" calcext:value-type="string">
            <text:p>Δ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.5" calcext:value-type="float">
            <text:p>36.5</text:p>
          </table:table-cell>
          <table:table-cell office:value-type="float" office:value="100" calcext:value-type="float">
            <text:p>100</text:p>
          </table:table-cell>
          <table:table-cell table:formula="of:=(2*[.B3])/[.C3]" office:value-type="float" office:value="0.73" calcext:value-type="float">
            <text:p>0.73</text:p>
          </table:table-cell>
          <table:table-cell table:formula="of:=[.D3]*10^4" office:value-type="float" office:value="7300" calcext:value-type="float">
            <text:p>730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39.1" calcext:value-type="float">
            <text:p>39.1</text:p>
          </table:table-cell>
          <table:table-cell table:formula="of:=[.I3]-[.H3]" office:value-type="float" office:value="28.2" calcext:value-type="float">
            <text:p>28.2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3]^2)/(2*[.J3])" office:value-type="float" office:value="0.00616027506382979" calcext:value-type="float">
            <text:p>0.00616027506383</text:p>
          </table:table-cell>
          <table:table-cell table:formula="of:=[.L3]*10^4" office:value-type="float" office:value="61.6027506382979" calcext:value-type="float">
            <text:p>61.6027506382979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table:formula="of:=[.Q3]-[.P3]" office:value-type="float" office:value="-3.6" calcext:value-type="float">
            <text:p>-3.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3]*[.U3])/(2*[.T3]*[.R3]))*[.P3]" office:value-type="float" office:value="0.998889583333333" calcext:value-type="float">
            <text:p>0.998889583333333</text:p>
          </table:table-cell>
          <table:table-cell table:formula="of:=[.V3]-1" office:value-type="float" office:value="-0.00111041666666667" calcext:value-type="float">
            <text:p>-0.00111041666666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formula="of:=(2*[.B4])/[.C4]" office:value-type="float" office:value="0.74" calcext:value-type="float">
            <text:p>0.74</text:p>
          </table:table-cell>
          <table:table-cell table:formula="of:=[.D4]*10^4" office:value-type="float" office:value="7400" calcext:value-type="float">
            <text:p>740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39" calcext:value-type="float">
            <text:p>39</text:p>
          </table:table-cell>
          <table:table-cell table:formula="of:=[.I4]-[.H4]" office:value-type="float" office:value="28.1" calcext:value-type="float">
            <text:p>28.1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4]^2)/(2*[.J4])" office:value-type="float" office:value="0.00618219775088968" calcext:value-type="float">
            <text:p>0.00618219775089</text:p>
          </table:table-cell>
          <table:table-cell table:formula="of:=[.L4]*10^4" office:value-type="float" office:value="61.8219775088968" calcext:value-type="float">
            <text:p>61.8219775088968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0.5" calcext:value-type="float">
            <text:p>20.5</text:p>
          </table:table-cell>
          <table:table-cell table:formula="of:=[.Q4]-[.P4]" office:value-type="float" office:value="-4.1" calcext:value-type="float">
            <text:p>-4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4]*[.U4])/(2*[.T4]*[.R4]))*[.P4]" office:value-type="float" office:value="0.999025" calcext:value-type="float">
            <text:p>0.999025</text:p>
          </table:table-cell>
          <table:table-cell table:formula="of:=[.V4]-1" office:value-type="float" office:value="-0.000974999999999948" calcext:value-type="float">
            <text:p>-0.0009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6.5" calcext:value-type="float">
            <text:p>36.5</text:p>
          </table:table-cell>
          <table:table-cell office:value-type="float" office:value="100" calcext:value-type="float">
            <text:p>100</text:p>
          </table:table-cell>
          <table:table-cell table:formula="of:=(2*[.B5])/[.C5]" office:value-type="float" office:value="0.73" calcext:value-type="float">
            <text:p>0.73</text:p>
          </table:table-cell>
          <table:table-cell table:formula="of:=[.D5]*10^4" office:value-type="float" office:value="7300" calcext:value-type="float">
            <text:p>730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39" calcext:value-type="float">
            <text:p>39</text:p>
          </table:table-cell>
          <table:table-cell table:formula="of:=[.I5]-[.H5]" office:value-type="float" office:value="28.1" calcext:value-type="float">
            <text:p>28.1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5]^2)/(2*[.J5])" office:value-type="float" office:value="0.00618219775088968" calcext:value-type="float">
            <text:p>0.00618219775089</text:p>
          </table:table-cell>
          <table:table-cell table:formula="of:=[.L5]*10^4" office:value-type="float" office:value="61.8219775088968" calcext:value-type="float">
            <text:p>61.8219775088968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1" calcext:value-type="float">
            <text:p>21</text:p>
          </table:table-cell>
          <table:table-cell table:formula="of:=[.Q5]-[.P5]" office:value-type="float" office:value="-3.6" calcext:value-type="float">
            <text:p>-3.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5]*[.U5])/(2*[.T5]*[.R5]))*[.P5]" office:value-type="float" office:value="0.998889583333333" calcext:value-type="float">
            <text:p>0.998889583333333</text:p>
          </table:table-cell>
          <table:table-cell table:formula="of:=[.V5]-1" office:value-type="float" office:value="-0.00111041666666667" calcext:value-type="float">
            <text:p>-0.001110416666667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5.9" calcext:value-type="float">
            <text:p>35.9</text:p>
          </table:table-cell>
          <table:table-cell office:value-type="float" office:value="100" calcext:value-type="float">
            <text:p>100</text:p>
          </table:table-cell>
          <table:table-cell table:formula="of:=(2*[.B6])/[.C6]" office:value-type="float" office:value="0.718" calcext:value-type="float">
            <text:p>0.718</text:p>
          </table:table-cell>
          <table:table-cell table:formula="of:=[.D6]*10^4" office:value-type="float" office:value="7180" calcext:value-type="float">
            <text:p>718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39" calcext:value-type="float">
            <text:p>39</text:p>
          </table:table-cell>
          <table:table-cell table:formula="of:=[.I6]-[.H6]" office:value-type="float" office:value="28.1" calcext:value-type="float">
            <text:p>28.1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6]^2)/(2*[.J6])" office:value-type="float" office:value="0.00618219775088968" calcext:value-type="float">
            <text:p>0.00618219775089</text:p>
          </table:table-cell>
          <table:table-cell table:formula="of:=[.L6]*10^4" office:value-type="float" office:value="61.8219775088968" calcext:value-type="float">
            <text:p>61.8219775088968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0.7" calcext:value-type="float">
            <text:p>20.7</text:p>
          </table:table-cell>
          <table:table-cell table:formula="of:=[.Q6]-[.P6]" office:value-type="float" office:value="-3.9" calcext:value-type="float">
            <text:p>-3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6]*[.U6])/(2*[.T6]*[.R6]))*[.P6]" office:value-type="float" office:value="0.998975" calcext:value-type="float">
            <text:p>0.998975</text:p>
          </table:table-cell>
          <table:table-cell table:formula="of:=[.V6]-1" office:value-type="float" office:value="-0.00102500000000005" calcext:value-type="float">
            <text:p>-0.00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.6" calcext:value-type="float">
            <text:p>37.6</text:p>
          </table:table-cell>
          <table:table-cell office:value-type="float" office:value="100" calcext:value-type="float">
            <text:p>100</text:p>
          </table:table-cell>
          <table:table-cell table:formula="of:=(2*[.B7])/[.C7]" office:value-type="float" office:value="0.752" calcext:value-type="float">
            <text:p>0.752</text:p>
          </table:table-cell>
          <table:table-cell table:formula="of:=[.D7]*10^4" office:value-type="float" office:value="7520" calcext:value-type="float">
            <text:p>752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40" calcext:value-type="float">
            <text:p>40</text:p>
          </table:table-cell>
          <table:table-cell table:formula="of:=[.I7]-[.H7]" office:value-type="float" office:value="29.1" calcext:value-type="float">
            <text:p>29.1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7]^2)/(2*[.J7])" office:value-type="float" office:value="0.0059697510927835" calcext:value-type="float">
            <text:p>0.005969751092784</text:p>
          </table:table-cell>
          <table:table-cell table:formula="of:=[.L7]*10^4" office:value-type="float" office:value="59.6975109278351" calcext:value-type="float">
            <text:p>59.6975109278351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0.7" calcext:value-type="float">
            <text:p>20.7</text:p>
          </table:table-cell>
          <table:table-cell table:formula="of:=[.Q7]-[.P7]" office:value-type="float" office:value="-3.9" calcext:value-type="float">
            <text:p>-3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7]*[.U7])/(2*[.T7]*[.R7]))*[.P7]" office:value-type="float" office:value="0.998975" calcext:value-type="float">
            <text:p>0.998975</text:p>
          </table:table-cell>
          <table:table-cell table:formula="of:=[.V7]-1" office:value-type="float" office:value="-0.00102500000000005" calcext:value-type="float">
            <text:p>-0.00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formula="of:=(2*[.B8])/[.C8]" office:value-type="float" office:value="0.74" calcext:value-type="float">
            <text:p>0.74</text:p>
          </table:table-cell>
          <table:table-cell table:formula="of:=[.D8]*10^4" office:value-type="float" office:value="7400" calcext:value-type="float">
            <text:p>7400</text:p>
          </table:table-cell>
          <table:table-cell table:number-columns-repeated="2"/>
          <table:table-cell office:value-type="float" office:value="10.9" calcext:value-type="float">
            <text:p>10.9</text:p>
          </table:table-cell>
          <table:table-cell office:value-type="float" office:value="38.7" calcext:value-type="float">
            <text:p>38.7</text:p>
          </table:table-cell>
          <table:table-cell table:formula="of:=[.I8]-[.H8]" office:value-type="float" office:value="27.8" calcext:value-type="float">
            <text:p>27.8</text:p>
          </table:table-cell>
          <table:table-cell table:formula="of:=((5889.9+5898.9)/2)*0.0001" office:value-type="float" office:value="0.58944" calcext:value-type="float">
            <text:p>0.58944</text:p>
          </table:table-cell>
          <table:table-cell table:formula="of:=([.K8]^2)/(2*[.J8])" office:value-type="float" office:value="0.00624891211510791" calcext:value-type="float">
            <text:p>0.006248912115108</text:p>
          </table:table-cell>
          <table:table-cell table:formula="of:=[.L8]*10^4" office:value-type="float" office:value="62.4891211510791" calcext:value-type="float">
            <text:p>62.4891211510791</text:p>
          </table:table-cell>
          <table:table-cell table:number-columns-repeated="2"/>
          <table:table-cell office:value-type="float" office:value="24.6" calcext:value-type="float">
            <text:p>24.6</text:p>
          </table:table-cell>
          <table:table-cell office:value-type="float" office:value="20.7" calcext:value-type="float">
            <text:p>20.7</text:p>
          </table:table-cell>
          <table:table-cell table:formula="of:=[.Q8]-[.P8]" office:value-type="float" office:value="-3.9" calcext:value-type="float">
            <text:p>-3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8]*[.U8])/(2*[.T8]*[.R8]))*[.P8]" office:value-type="float" office:value="0.998975" calcext:value-type="float">
            <text:p>0.998975</text:p>
          </table:table-cell>
          <table:table-cell table:formula="of:=[.V8]-1" office:value-type="float" office:value="-0.00102500000000005" calcext:value-type="float">
            <text:p>-0.00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formula="of:=(2*[.B9])/[.C9]" office:value-type="float" office:value="0.74" calcext:value-type="float">
            <text:p>0.74</text:p>
          </table:table-cell>
          <table:table-cell table:formula="of:=[.D9]*10^4" office:value-type="float" office:value="7400" calcext:value-type="float">
            <text:p>7400</text:p>
          </table:table-cell>
          <table:table-cell table:number-columns-repeated="10"/>
          <table:table-cell office:value-type="float" office:value="24.6" calcext:value-type="float">
            <text:p>24.6</text:p>
          </table:table-cell>
          <table:table-cell office:value-type="float" office:value="20.7" calcext:value-type="float">
            <text:p>20.7</text:p>
          </table:table-cell>
          <table:table-cell table:formula="of:=[.Q9]-[.P9]" office:value-type="float" office:value="-3.9" calcext:value-type="float">
            <text:p>-3.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9]*[.U9])/(2*[.T9]*[.R9]))*[.P9]" office:value-type="float" office:value="0.998975" calcext:value-type="float">
            <text:p>0.998975</text:p>
          </table:table-cell>
          <table:table-cell table:formula="of:=[.V9]-1" office:value-type="float" office:value="-0.00102500000000005" calcext:value-type="float">
            <text:p>-0.00102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formula="of:=(2*[.B10])/[.C10]" office:value-type="float" office:value="0.74" calcext:value-type="float">
            <text:p>0.74</text:p>
          </table:table-cell>
          <table:table-cell table:formula="of:=[.D10]*10^4" office:value-type="float" office:value="7400" calcext:value-type="float">
            <text:p>7400</text:p>
          </table:table-cell>
          <table:table-cell table:number-columns-repeated="10"/>
          <table:table-cell office:value-type="float" office:value="24.6" calcext:value-type="float">
            <text:p>24.6</text:p>
          </table:table-cell>
          <table:table-cell office:value-type="float" office:value="20.5" calcext:value-type="float">
            <text:p>20.5</text:p>
          </table:table-cell>
          <table:table-cell table:formula="of:=[.Q10]-[.P10]" office:value-type="float" office:value="-4.1" calcext:value-type="float">
            <text:p>-4.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650*10^-7" office:value-type="float" office:value="0.000065" calcext:value-type="float">
            <text:p>6.5E-05</text:p>
          </table:table-cell>
          <table:table-cell table:formula="of:=1+(([.S10]*[.U10])/(2*[.T10]*[.R10]))*[.P10]" office:value-type="float" office:value="0.999025" calcext:value-type="float">
            <text:p>0.999025</text:p>
          </table:table-cell>
          <table:table-cell table:formula="of:=[.V10]-1" office:value-type="float" office:value="-0.000974999999999948" calcext:value-type="float">
            <text:p>-0.000975</text:p>
          </table:table-cell>
          <table:table-cell table:number-columns-repeated="1001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formula="of:=(2*[.B11])/[.C11]" office:value-type="float" office:value="0.76" calcext:value-type="float">
            <text:p>0.76</text:p>
          </table:table-cell>
          <table:table-cell table:formula="of:=[.D11]*10^4" office:value-type="float" office:value="7600" calcext:value-type="float">
            <text:p>76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 office:value-type="float" office:value="100" calcext:value-type="float">
            <text:p>100</text:p>
          </table:table-cell>
          <table:table-cell table:formula="of:=(2*[.B12])/[.C12]" office:value-type="float" office:value="0.77" calcext:value-type="float">
            <text:p>0.77</text:p>
          </table:table-cell>
          <table:table-cell table:formula="of:=[.D12]*10^4" office:value-type="float" office:value="7700" calcext:value-type="float">
            <text:p>77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37.1" calcext:value-type="float">
            <text:p>37.1</text:p>
          </table:table-cell>
          <table:table-cell table:number-columns-repeated="2"/>
          <table:table-cell table:formula="of:=AVERAGE([.E3:.E12])" office:value-type="float" office:value="7420" calcext:value-type="float">
            <text:p>7420</text:p>
          </table:table-cell>
          <table:table-cell table:formula="of:=756.9" office:value-type="float" office:value="756.9" calcext:value-type="float">
            <text:p>75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nown value </text:p>
          </table:table-cell>
          <table:table-cell table:number-columns-repeated="3"/>
          <table:table-cell office:value-type="float" office:value="6328" calcext:value-type="float">
            <text:p>6328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7-09-14T16:13:51</meta:creation-date>
    <dc:date>2017-09-18T22:17:08.731020384</dc:date>
    <meta:generator>LibreOffice/5.3.1.2$Linux_X86_64 LibreOffice_project/30m0$Build-2</meta:generator>
    <meta:editing-duration>PT57M49S</meta:editing-duration>
    <meta:editing-cycles>1</meta:editing-cycles>
    <meta:document-statistic meta:table-count="1" meta:cell-count="16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